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997B00001B1422E02C9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ela1" style:family="table">
      <style:table-properties style:width="15.863cm" fo:margin-left="0.065cm" fo:margin-right="0.069cm" table:align="margins" style:writing-mode="lr-tb"/>
    </style:style>
    <style:style style:name="Tabela1.A" style:family="table-column">
      <style:table-column-properties style:column-width="2.487cm" style:rel-column-width="10275*"/>
    </style:style>
    <style:style style:name="Tabela1.B" style:family="table-column">
      <style:table-column-properties style:column-width="2.17cm" style:rel-column-width="8963*"/>
    </style:style>
    <style:style style:name="Tabela1.C" style:family="table-column">
      <style:table-column-properties style:column-width="8.255cm" style:rel-column-width="34104*"/>
    </style:style>
    <style:style style:name="Tabela1.D" style:family="table-column">
      <style:table-column-properties style:column-width="2.951cm" style:rel-column-width="12193*"/>
    </style:style>
    <style:style style:name="Tabela1.1" style:family="table-row">
      <style:table-row-properties style:keep-together="true" fo:keep-together="auto"/>
    </style:style>
    <style:style style:name="Tabela1.A1" style:family="table-cell">
      <style:table-cell-properties style:vertical-align="middle" fo:background-color="#cccccc" fo:padding="0cm" fo:border-left="0.018cm solid #808080" fo:border-right="none" fo:border-top="0.018cm solid #808080" fo:border-bottom="0.018cm solid #808080" style:writing-mode="lr-tb">
        <style:background-image/>
      </style:table-cell-properties>
    </style:style>
    <style:style style:name="Tabela1.D1" style:family="table-cell">
      <style:table-cell-properties style:vertical-align="middle" fo:background-color="#cccccc" fo:padding="0cm" fo:border="0.018cm solid #808080" style:writing-mode="lr-tb">
        <style:background-image/>
      </style:table-cell-properties>
    </style:style>
    <style:style style:name="Tabela1.A2" style:family="table-cell">
      <style:table-cell-properties style:vertical-align="middle" fo:background-color="#f3f3f3" fo:padding="0cm" fo:border-left="0.018cm solid #808080" fo:border-right="none" fo:border-top="none" fo:border-bottom="0.018cm solid #808080" style:writing-mode="lr-tb">
        <style:background-image/>
      </style:table-cell-properties>
    </style:style>
    <style:style style:name="Tabela1.B2" style:family="table-cell" style:data-style-name="N0">
      <style:table-cell-properties style:vertical-align="middle" fo:background-color="#f3f3f3" fo:padding="0cm" fo:border-left="0.018cm solid #808080" fo:border-right="none" fo:border-top="none" fo:border-bottom="0.018cm solid #808080" style:writing-mode="lr-tb">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writing-mode="lr-tb">
        <style:background-image/>
      </style:table-cell-properties>
    </style:style>
    <style:style style:name="Tabela5" style:family="table">
      <style:table-properties style:width="13.534cm" fo:margin-left="1.335cm" fo:margin-right="1.127cm" table:align="margins" style:writing-mode="lr-tb"/>
    </style:style>
    <style:style style:name="Tabela5.A" style:family="table-column">
      <style:table-column-properties style:column-width="4.604cm" style:rel-column-width="22291*"/>
    </style:style>
    <style:style style:name="Tabela5.B" style:family="table-column">
      <style:table-column-properties style:column-width="8.931cm" style:rel-column-width="43244*"/>
    </style:style>
    <style:style style:name="Tabe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5.B1" style:family="table-cell">
      <style:table-cell-properties fo:background-color="#cccccc" fo:padding="0.097cm" fo:border="0.002cm solid #000000">
        <style:background-image/>
      </style:table-cell-properties>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2" style:family="table">
      <style:table-properties style:width="13.534cm" fo:margin-left="1.335cm" fo:margin-right="1.127cm" table:align="margins" style:writing-mode="lr-tb"/>
    </style:style>
    <style:style style:name="Tabela2.A" style:family="table-column">
      <style:table-column-properties style:column-width="2.99cm" style:rel-column-width="14476*"/>
    </style:style>
    <style:style style:name="Tabela2.B" style:family="table-column">
      <style:table-column-properties style:column-width="7.117cm" style:rel-column-width="34462*"/>
    </style:style>
    <style:style style:name="Tabela2.C" style:family="table-column">
      <style:table-column-properties style:column-width="3.427cm" style:rel-column-width="16597*"/>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style:snap-to-layout-grid="false"/>
      <style:text-properties style:font-name="Tahoma1" fo:font-size="10pt" style:font-size-asian="10pt" style:font-name-complex="Tahoma1"/>
    </style:style>
    <style:style style:name="P3" style:family="paragraph" style:parent-style-name="Footer">
      <style:paragraph-properties fo:text-align="center" style:justify-single-word="false" style:snap-to-layout-grid="false"/>
      <style:text-properties fo:color="#008000" style:font-name="Tahoma1" fo:font-size="12pt" fo:font-weight="bold" style:font-size-asian="12pt" style:font-weight-asian="bold" style:font-name-complex="Tahoma1"/>
    </style:style>
    <style:style style:name="P4" style:family="paragraph" style:parent-style-name="Footer">
      <style:paragraph-properties fo:text-align="end" style:justify-single-word="false" style:snap-to-layout-grid="false"/>
      <style:text-properties fo:color="#008000" style:font-name="Tahoma1" fo:font-size="10pt" fo:font-weight="bold" style:font-size-asian="10pt" style:font-weight-asian="bold" style:font-name-complex="Tahoma1"/>
    </style:style>
    <style:style style:name="P5" style:family="paragraph" style:parent-style-name="Standard">
      <style:text-properties style:font-name="Verdana" fo:font-size="10pt" style:font-size-asian="10pt" style:font-name-complex="Arial" style:font-size-complex="10pt" text:display="none"/>
    </style:style>
    <style:style style:name="P6" style:family="paragraph" style:parent-style-name="Standard">
      <style:paragraph-properties fo:text-align="justify" style:justify-single-word="false"/>
      <style:text-properties style:font-name="Tahoma1" fo:font-size="10pt" fo:font-weight="bold"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fo:orphans="0" fo:widows="0" style:snap-to-layout-grid="false"/>
      <style:text-properties style:font-name="Tahoma1" fo:font-size="10pt" fo:font-weight="bold"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properties style:font-name="Tahoma1" fo:font-size="14pt" fo:font-weight="bold" style:font-size-asian="14pt" style:font-weight-asian="bold" style:font-size-complex="14pt" style:font-weight-complex="bold"/>
    </style:style>
    <style:style style:name="P9" style:family="paragraph" style:parent-style-name="Standard">
      <style:text-properties fo:font-size="14pt" fo:language="pt" fo:country="BR" style:font-size-asian="14pt" style:font-name-complex="Arial" style:font-size-complex="14pt"/>
    </style:style>
    <style:style style:name="P10" style:family="paragraph" style:parent-style-name="Standard">
      <style:paragraph-properties fo:margin-left="2.498cm" fo:margin-right="0cm" fo:text-indent="0cm" style:auto-text-indent="false"/>
      <style:text-properties style:font-name="Tahoma1" fo:font-size="10pt" style:font-size-asian="10pt" style:font-name-complex="Arial" style:font-size-complex="10pt"/>
    </style:style>
    <style:style style:name="P11" style:family="paragraph" style:parent-style-name="Standard">
      <style:paragraph-properties fo:margin-left="2.498cm" fo:margin-right="0cm" fo:text-align="justify" style:justify-single-word="false" fo:text-indent="0cm" style:auto-text-indent="false"/>
      <style:text-properties style:font-name="Tahoma1" fo:font-size="10pt" style:font-size-asian="10pt" style:font-name-complex="Arial" style:font-size-complex="10pt"/>
    </style:style>
    <style:style style:name="P12" style:family="paragraph" style:parent-style-name="Standard">
      <style:paragraph-properties fo:margin-left="0cm" fo:margin-right="0cm" fo:text-align="justify" style:justify-single-word="false" fo:text-indent="0cm" style:auto-text-indent="false"/>
      <style:text-properties style:font-name="Tahoma1" fo:font-size="12pt" style:font-size-asian="12pt" style:font-name-complex="Arial" style:font-size-complex="12pt"/>
    </style:style>
    <style:style style:name="P13" style:family="paragraph" style:parent-style-name="Standard">
      <style:paragraph-properties fo:margin-left="0cm" fo:margin-right="0cm" fo:text-align="justify" style:justify-single-word="false" fo:text-indent="0cm" style:auto-text-indent="false"/>
      <style:text-properties style:font-name="Tahoma1" fo:font-size="10pt" fo:font-weight="normal" style:font-size-asian="10pt" style:font-weight-asian="normal" style:font-name-complex="Arial" style:font-size-complex="10pt" style:font-weight-complex="normal"/>
    </style:style>
    <style:style style:name="P14" style:family="paragraph" style:parent-style-name="Standard">
      <style:paragraph-properties fo:margin-left="0cm" fo:margin-right="0cm" fo:text-align="justify" style:justify-single-word="false" fo:orphans="0" fo:widows="0" fo:text-indent="0cm" style:auto-text-indent="false" style:snap-to-layout-grid="false"/>
      <style:text-properties style:font-name="Tahoma1" fo:font-size="10pt" fo:language="es" fo:country="ES" style:font-size-asian="10pt" style:font-name-complex="Arial" style:font-size-complex="10pt"/>
    </style:style>
    <style:style style:name="P15" style:family="paragraph" style:parent-style-name="Standard">
      <style:paragraph-properties fo:margin-left="0cm" fo:margin-right="0cm" fo:text-align="center" style:justify-single-word="false" fo:orphans="0" fo:widows="0" fo:text-indent="0cm" style:auto-text-indent="false" style:snap-to-layout-grid="false"/>
      <style:text-properties style:font-name="Tahoma1" fo:font-size="10pt" fo:language="es" fo:country="ES" style:font-size-asian="10pt" style:font-name-complex="Arial" style:font-size-complex="10pt"/>
    </style:style>
    <style:style style:name="P16" style:family="paragraph" style:parent-style-name="Table_20_Contents">
      <style:paragraph-properties fo:text-align="center" style:justify-single-word="false"/>
      <style:text-properties style:font-name="Tahoma1" fo:font-size="10pt" fo:font-weight="bold" style:font-size-asian="10pt" style:font-weight-asian="bold" style:font-size-complex="10pt" style:font-weight-complex="bold"/>
    </style:style>
    <style:style style:name="P17" style:family="paragraph" style:parent-style-name="Table_20_Contents">
      <style:text-properties style:font-name="Tahoma1" fo:font-size="10pt" style:font-size-asian="10pt" style:font-size-complex="10pt"/>
    </style:style>
    <style:style style:name="P18" style:family="paragraph" style:parent-style-name="Table_20_Contents">
      <style:text-properties fo:color="#000000" style:font-name="Tahoma1" fo:font-size="10pt" style:font-size-asian="10pt" style:font-size-complex="10pt"/>
    </style:style>
    <style:style style:name="P19" style:family="paragraph" style:parent-style-name="Standard">
      <style:paragraph-properties fo:margin-left="0.635cm" fo:margin-right="0cm" fo:text-align="end" style:justify-single-word="false" fo:text-indent="0cm" style:auto-text-indent="false"/>
      <style:text-properties style:font-name="Tahoma1" fo:font-size="14pt" fo:language="pt" fo:country="BR" fo:font-weight="bold" style:font-size-asian="14pt" style:font-weight-asian="bold" style:font-name-complex="Arial" style:font-size-complex="14pt" style:font-weight-complex="bold"/>
    </style:style>
    <style:style style:name="P20" style:family="paragraph" style:parent-style-name="Text_20_body">
      <style:text-properties style:font-name="Tahoma1" fo:font-size="10pt" style:font-size-asian="10pt" style:font-name-complex="Arial" style:font-size-complex="10pt"/>
    </style:style>
    <style:style style:name="P21" style:family="paragraph" style:parent-style-name="Text_20_body">
      <style:paragraph-properties fo:text-align="justify" style:justify-single-word="false"/>
      <style:text-properties style:font-name="Tahoma1" fo:font-size="10pt" style:font-size-asian="10pt" style:language-asian="en" style:country-asian="US" style:font-name-complex="Arial" style:font-size-complex="10pt"/>
    </style:style>
    <style:style style:name="P22" style:family="paragraph" style:parent-style-name="Text_20_body">
      <style:paragraph-properties fo:text-align="justify" style:justify-single-word="false"/>
      <style:text-properties style:font-name="Tahoma1" fo:font-size="10pt" style:font-size-asian="10pt" style:language-asian="en" style:country-asian="US" style:font-name-complex="Arial" style:font-size-complex="10pt" style:font-weight-complex="bold"/>
    </style:style>
    <style:style style:name="P23" style:family="paragraph" style:parent-style-name="Text_20_body">
      <style:paragraph-properties fo:text-align="justify" style:justify-single-word="false"/>
    </style:style>
    <style:style style:name="P24" style:family="paragraph" style:parent-style-name="Standard" style:master-page-name="Standard">
      <style:paragraph-properties fo:text-align="end" style:justify-single-word="false" style:page-number="auto"/>
      <style:text-properties style:font-name="Tahoma1" fo:font-size="14pt" fo:font-weight="bold" style:font-size-asian="14pt" style:font-weight-asian="bold" style:font-size-complex="14pt" style:font-weight-complex="bold"/>
    </style:style>
    <style:style style:name="P25" style:family="paragraph" style:parent-style-name="Heading_20_1">
      <style:text-properties fo:font-size="14pt" fo:language="pt" fo:country="BR" style:font-size-asian="14pt" style:font-name-complex="Arial" style:font-size-complex="14pt"/>
    </style:style>
    <style:style style:name="P26" style:family="paragraph" style:parent-style-name="Heading_20_1">
      <style:paragraph-properties>
        <style:tab-stops>
          <style:tab-stop style:position="1.72cm"/>
        </style:tab-stops>
      </style:paragraph-properties>
    </style:style>
    <style:style style:name="P27" style:family="paragraph" style:parent-style-name="Heading_20_1">
      <style:paragraph-properties fo:margin-left="0.635cm" fo:margin-right="0cm" fo:line-height="150%" fo:text-indent="0cm" style:auto-text-indent="false"/>
    </style:style>
    <style:style style:name="P28" style:family="paragraph" style:parent-style-name="Heading_20_2">
      <style:text-properties fo:font-size="12pt" fo:language="pt" fo:country="BR" style:font-size-asian="12pt" style:font-name-complex="Arial" style:font-size-complex="12pt"/>
    </style:style>
    <style:style style:name="T1" style:family="text">
      <style:text-properties fo:font-size="10pt" style:font-size-asian="10pt"/>
    </style:style>
    <style:style style:name="T2" style:family="text">
      <style:text-properties fo:font-size="10pt" fo:language="en" fo:country="US" style:font-size-asian="10pt"/>
    </style:style>
    <style:style style:name="T3" style:family="text">
      <style:text-properties fo:font-size="10pt" fo:language="pt" fo:country="BR" style:font-size-asian="10pt" style:font-name-complex="Arial" style:font-size-complex="10pt" text:display="none"/>
    </style:style>
    <style:style style:name="T4" style:family="text">
      <style:text-properties fo:color="#008000" fo:font-size="9pt" style:font-size-asian="9pt"/>
    </style:style>
    <style:style style:name="T5" style:family="text">
      <style:text-properties fo:color="#008000" fo:font-size="9pt" fo:language="en" fo:country="US" style:font-size-asian="9pt"/>
    </style:style>
    <style:style style:name="T6" style:family="text">
      <style:text-properties style:language-asian="en" style:country-asian="US" style:font-name-complex="Arial"/>
    </style:style>
    <style:style style:name="T7"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8">Food Delivery Web</text:p>
      <text:p text:style-name="P19">Documento de Visão</text:p>
      <text:p text:style-name="P13"/>
      <text:p text:style-name="P12">Histórico de Revisões</text:p>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Data</text:p>
          </table:table-cell>
          <table:table-cell table:style-name="Tabela1.A1" office:value-type="string">
            <text:p text:style-name="P7">Versão</text:p>
          </table:table-cell>
          <table:table-cell table:style-name="Tabela1.A1" office:value-type="string">
            <text:p text:style-name="P7">Descrição</text:p>
          </table:table-cell>
          <table:table-cell table:style-name="Tabela1.D1" office:value-type="string">
            <text:p text:style-name="P7">Autor</text:p>
          </table:table-cell>
        </table:table-row>
        <table:table-row table:style-name="Tabela1.1">
          <table:table-cell table:style-name="Tabela1.A2" office:value-type="string">
            <text:p text:style-name="P15">10//10/2009</text:p>
          </table:table-cell>
          <table:table-cell table:style-name="Tabela1.B2" office:value-type="float" office:value="1">
            <text:p text:style-name="P15">1</text:p>
          </table:table-cell>
          <table:table-cell table:style-name="Tabela1.A2" office:value-type="string">
            <text:p text:style-name="P14">Criação do documento de visão</text:p>
          </table:table-cell>
          <table:table-cell table:style-name="Tabela1.D2" office:value-type="string">
            <text:p text:style-name="P15">estevaobissoli</text:p>
          </table:table-cell>
        </table:table-row>
        <table:table-row table:style-name="Tabela1.1">
          <table:table-cell table:style-name="Tabela1.A2" office:value-type="string">
            <text:p text:style-name="P15"/>
          </table:table-cell>
          <table:table-cell table:style-name="Tabela1.A2" office:value-type="string">
            <text:p text:style-name="P15"/>
          </table:table-cell>
          <table:table-cell table:style-name="Tabela1.A2" office:value-type="string">
            <text:p text:style-name="P14"/>
          </table:table-cell>
          <table:table-cell table:style-name="Tabela1.D2" office:value-type="string">
            <text:p text:style-name="P15"/>
          </table:table-cell>
        </table:table-row>
      </table:table>
      <text:p text:style-name="Text_20_body"/>
      <text:h text:style-name="P25" text:outline-level="1">Objetivo</text:h>
      <text:p text:style-name="P23">O objetivo deste documento é contextualizar e descrever o problema, informar como o mesmo está sendo abordado atualmente e propor uma solução, definindo o seu escopo e identificando as restrições que a limitam.</text:p>
      <text:p text:style-name="P23">Relaciona ainda os envolvidos e usuários, assim como descreve os requisitos de negócio que devem ser atendidos. Dessa forma, este documento fornece insumos para o acordo com o cliente, a estimativa de esforço e o desenvolvimento da solução.</text:p>
      <text:h text:style-name="P25" text:outline-level="1">Referências</text:h>
      <text:p text:style-name="Text_20_body">Site RestauranteWeb – <text:a xlink:type="simple" xlink:href="http://www.restauranteweb.com.br/">http://www.restauranteweb.com.br</text:a></text:p>
      <text:p text:style-name="Text_20_body">MACA (Middleware de Autenticação e Controle de Acesso) - <text:a xlink:type="simple" xlink:href="http://maca.sourceforge.net/">http://maca.sourceforge.net/</text:a></text:p>
      <text:h text:style-name="P25" text:outline-level="1">Visão Geral do Problema </text:h>
      <text:p text:style-name="P22">A carteira de clientes de pequenos e médios estabelecimentos do ramo alimentícios geralmente se restringem a um bairro ou uma determinada região específica, limitando sua receita. Além disso, quando possuem serviço de entrega (delivery) por telefone, há uma dificuldade de exibir o menu de opções para o cliente, que muitas vezes passa seguidos minutos ao telefone para examinar as variedades e preços do estabelecimento, se tornando muitas vezes uma situação desgastante, tanto para o estabelecimento, que poderia estar atendendo outros clientes, agilizando o serviço e aumentando sua receita, quanto para o cliente, que perde muito tempo para simplesmente selecionar uma opção. Além disso, por falta de conhecimento, ou de uma rede centralizada de estabelecimentos desse ramo, o cliente desconhece outras opções que poderiam satisfazê-lo.</text:p>
      <text:h text:style-name="Heading_20_1" text:outline-level="1">Visão Geral do Ambiente Atual </text:h>
      <text:p text:style-name="P22">Cada vez mais as pessoas estão preferindo realizar suas compras e efetuar seus débitos da sua própria casa, seja por causa da violência urbana, ou simplesmente pela comodidade oferecida por este tipo de serviço. </text:p>
      <text:p text:style-name="P22">Grande parte dos estabelecimentos do ramo alimentício, principalmente os que estão ligado aos chamados “fast foods” ou pizzarias oferecem serviço de “delivery” por telefone. Normalmente, o cliente liga para o estabelecimento, solicita a lista de opções, o estabelecimento anota o pedido, realiza o cadastro do cliente em um sistema ou em um formulário impresso e em seguida, se o endereço do cliente estiver em uma área coberta pelo atendimento, o pedido é entregue.</text:p>
      <text:h text:style-name="P25" text:outline-level="1"><text:soft-page-break/>Envolvidos </text:h>
      <table:table table:name="Tabela5" table:style-name="Tabela5">
        <table:table-column table:style-name="Tabela5.A"/>
        <table:table-column table:style-name="Tabela5.B"/>
        <table:table-row>
          <table:table-cell table:style-name="Tabela5.A1" office:value-type="string">
            <text:p text:style-name="P16">Função/Papel</text:p>
          </table:table-cell>
          <table:table-cell table:style-name="Tabela5.B1" office:value-type="string">
            <text:p text:style-name="P16">Descrição</text:p>
          </table:table-cell>
        </table:table-row>
        <table:table-row>
          <table:table-cell table:style-name="Tabela5.A2" office:value-type="string">
            <text:p text:style-name="P18">Mantenedor da “praça” online de estabelecimentos alimentícios</text:p>
          </table:table-cell>
          <table:table-cell table:style-name="Tabela5.B2" office:value-type="string">
            <text:p text:style-name="P17">Responsável <text:span text:style-name="T6">pela instalação e manutenção do aplicativo e pelas “parcerias” com estabelecimentos</text:span></text:p>
          </table:table-cell>
        </table:table-row>
        <table:table-row>
          <table:table-cell table:style-name="Tabela5.A2" office:value-type="string">
            <text:p text:style-name="P18">Estabelecimento do ramo alimentício de pequeno e médio porte</text:p>
          </table:table-cell>
          <table:table-cell table:style-name="Tabela5.B2" office:value-type="string">
            <text:p text:style-name="P18">“Cliente” do mantenedor da praça online dos estabelecimentos deste tipo. Responsável por disponibilizar os cardápios e atender os pedidos.</text:p>
          </table:table-cell>
        </table:table-row>
        <table:table-row>
          <table:table-cell table:style-name="Tabela5.A2" office:value-type="string">
            <text:p text:style-name="P18">Cliente do estabelecimento</text:p>
          </table:table-cell>
          <table:table-cell table:style-name="Tabela5.B2" office:value-type="string">
            <text:p text:style-name="P18">Dispara solicitações de entrega para os estabelecimentos</text:p>
          </table:table-cell>
        </table:table-row>
      </table:table>
      <text:p text:style-name="Standard"/>
      <text:h text:style-name="P25" text:outline-level="1">Usuários</text:h>
      <table:table table:name="Tabela2" table:style-name="Tabela2">
        <table:table-column table:style-name="Tabela2.A"/>
        <table:table-column table:style-name="Tabela2.B"/>
        <table:table-column table:style-name="Tabela2.C"/>
        <table:table-row>
          <table:table-cell table:style-name="Tabela2.A1" office:value-type="string">
            <text:p text:style-name="P16">Função/Papel</text:p>
          </table:table-cell>
          <table:table-cell table:style-name="Tabela2.A1" office:value-type="string">
            <text:p text:style-name="P16">Descrição</text:p>
          </table:table-cell>
          <table:table-cell table:style-name="Tabela2.C1" office:value-type="string">
            <text:p text:style-name="P16">Envolvido</text:p>
          </table:table-cell>
        </table:table-row>
        <table:table-row>
          <table:table-cell table:style-name="Tabela2.A2" office:value-type="string">
            <text:p text:style-name="P17">Administrador</text:p>
          </table:table-cell>
          <table:table-cell table:style-name="Tabela2.A2" office:value-type="string">
            <text:p text:style-name="P18">Responsável pela configuração e funcionamento do sistema. Organiza e controla os <text:s/>estabelecimentos no sistema</text:p>
          </table:table-cell>
          <table:table-cell table:style-name="Tabela2.C2" office:value-type="string">
            <text:p text:style-name="P18">Mantenedor da “praça” online</text:p>
          </table:table-cell>
        </table:table-row>
        <table:table-row>
          <table:table-cell table:style-name="Tabela2.A2" office:value-type="string">
            <text:p text:style-name="P17">Gestor do estabelecimento</text:p>
          </table:table-cell>
          <table:table-cell table:style-name="Tabela2.A2" office:value-type="string">
            <text:p text:style-name="P18">Tem acesso a relatórios gerenciais do seu estabelecimento no sistema, pode realizar atendimentos e é responsável pela disponibilização do cardápio</text:p>
          </table:table-cell>
          <table:table-cell table:style-name="Tabela2.C2" office:value-type="string">
            <text:p text:style-name="P18">Estabelecimento do ramo alimentício</text:p>
          </table:table-cell>
        </table:table-row>
        <table:table-row>
          <table:table-cell table:style-name="Tabela2.A2" office:value-type="string">
            <text:p text:style-name="P17">Atendente</text:p>
          </table:table-cell>
          <table:table-cell table:style-name="Tabela2.A2" office:value-type="string">
            <text:p text:style-name="P18">Tem a função de atender as solicitações geradas no sistema pelos clientes para seu estabelecimento</text:p>
          </table:table-cell>
          <table:table-cell table:style-name="Tabela2.C2" office:value-type="string">
            <text:p text:style-name="P18">Estabelecimentos do ramo alimentício</text:p>
          </table:table-cell>
        </table:table-row>
        <table:table-row>
          <table:table-cell table:style-name="Tabela2.A2" office:value-type="string">
            <text:p text:style-name="P17">Cliente</text:p>
          </table:table-cell>
          <table:table-cell table:style-name="Tabela2.A2" office:value-type="string">
            <text:p text:style-name="P18">Realiza pedidos em diversos estabelecimentos</text:p>
          </table:table-cell>
          <table:table-cell table:style-name="Tabela2.C2" office:value-type="string">
            <text:p text:style-name="P18">Cliente do estabelecimento</text:p>
          </table:table-cell>
        </table:table-row>
      </table:table>
      <text:p text:style-name="P9"/>
      <text:h text:style-name="P25" text:outline-level="1">Visão Geral da Solução Proposta</text:h>
      <text:p text:style-name="P21">A presente solução proposta, objetiva produzir um sistema que será utilizado como uma praça de alimentação online. Não é um dos objetivos do projeto fazer a implantação desta praça de alimentação, apenas desenvolver a aplicação que a tornará possível. Este sistema será um portal de compras de alimentos preparados (pratos). O(s) responsável(is) pela instalação e manutenção do aplicativo farão “parcerias” com estabelecimentos que fornecerão os pratos, esses pratos serão cadastrados neste portal e estarão disponíveis para serem comprados por usuários que se auto-cadastrarão no portal.<text:tab/></text:p>
      <text:p text:style-name="P21">A quase onipresença da internet nas grandes cidades tem feito com que muitos estabelecimentos passem a oferecer a seus clientes a modalidade de pedidos de pratos via web. Entretanto muitos outros ainda estão excluídos desse processo. A disponibilização de pratos para compras online não é tarefa simples e estabelecimentos pequenos normalmente não se interessam em investir para disponibilizar esse serviço aos seus clientes. Aplicativos como o Food Delivery Web podem democratizar a disponibilização desse serviço, aumentando o leque de possíveis consumidores desses estabelecimentos. Além disso, um aplicativo como este elimina os contatos telefônicos e seus problemas como linha ocupada, filas de espera, etc. e permite ao usuário acessar o cardápio com preços, fotos, descrição, sem necessidade de perguntas pelo telefone.</text:p>
      <text:h text:style-name="P25" text:outline-level="1"><text:soft-page-break/>Requisitos de Negócio</text:h>
      <text:h text:style-name="P28" text:outline-level="2">Funcionais</text:h>
      <text:p text:style-name="P11">RQN1 - Manter Cliente</text:p>
      <text:p text:style-name="P11">A qualquer momento o administrador poderá incluir ou alterar ou excluir ou consultar clientes, sendo necessário para tanto que informe: nome, email, senha, endereço, ponto de referência, CEP, telefone fixo, celular, data de nascimento, sexo e CPF.</text:p>
      <text:p text:style-name="P11"/>
      <text:p text:style-name="P11">RQN2 - Manter CEP</text:p>
      <text:p text:style-name="P11">A qualquer momento o administrador poderá incluir ou alterar ou excluir ou consultar CEP's, sendo necessário para tanto que informe: número do CEP, logradouro, bairro, cidade e estado.</text:p>
      <text:p text:style-name="P11"/>
      <text:p text:style-name="P11">RQN3 - Manter Estabelecimento</text:p>
      <text:p text:style-name="P11">A qualquer momento o administrador poderá incluir ou alterar ou excluir ou consultar estabelecimentos, sendo necessário para tanto que informe: nome do estabelecimento, CNPJ, slogan, endereço, CEP, email, telefone fixo, responsável, celular do responsável, tempo de entrega, custo de entrega, formas de pagamento aceitas, dias de funcionamento, horário de abertura, horário de encerramento e CEPs atendidos. Para cada estabelecimento será permitido ao gestor do estabelecimento a atualização do slogan, endereço, CEP, email, telefone fixo, responsável, celular do responsável, tempo de entrega, custo de entrega, formas de pagamento aceitas, dias de funcionamento, horário de abertura, horário de encerramento e CEPs atendidos.</text:p>
      <text:p text:style-name="P11"/>
      <text:p text:style-name="P11">RQN4 - Manter Cardápio</text:p>
      <text:p text:style-name="P11">A qualquer momento o gestor do estabelecimento poderá incluir ou alterar ou excluir ou consultar cardápios, sendo necessário para tanto que informe: nome do cardápio. Um estabelecimento poderá ter um ou mais cardápios. O sistema deve associar automaticamente o cardápio ao estabelecimento do gestor do estabelecimento. </text:p>
      <text:p text:style-name="P11"/>
      <text:p text:style-name="P11">RQN5 - Manter Prato</text:p>
      <text:p text:style-name="P11">A qualquer momento o gestor do estabelecimento poderá incluir ou alterar ou excluir ou consultar pratos, sendo necessário para tanto que informe: nome do prato, descrição, foto do prato, tamanho, valor e cardápio associado. Um cardápio poderá ter um ou mais pratos. As opções de cardápio deverão ser exibidas de acordo com o estabelecimento do gestor do estabelecimento.</text:p>
      <text:p text:style-name="P11"/>
      <text:p text:style-name="P11">RQN6 - Manter Pedido</text:p>
      <text:p text:style-name="P11">A qualquer momento o gestor do estabelecimento ou o atendente poderá incluir ou consultar pedidos, sendo necessário para tanto que informe: cliente, pratos com a respectiva quantidade de cada um e seu valor unitário, data e hora do pedido, data e hora da entrega, observação, forma de pagamento, valor total do pedido e situação (na fila, cancelado ou finalizado). O pedido estará associado a um estabelecimento. O administrador do sistema poderá excluir qualquer pedido.</text:p>
      <text:p text:style-name="P11"/>
      <text:p text:style-name="P11">RQN7 - Manter Formas de pagamento</text:p>
      <text:p text:style-name="P11">A qualquer momento o administrador poderá incluir ou alterar ou excluir ou consultar formas de pagamento, sendo necessário para tanto que informe: nome do tipo de pagamento e ícone ilustrativo.</text:p>
      <text:p text:style-name="P11"/>
      <text:p text:style-name="P11">RQN8 - Efetuar cadastro</text:p>
      <text:p text:style-name="P11">A qualquer momento o cliente poderá incluir ou alterar ou consultar seu cadastro, sendo necessário para tanto que informe: nome, email, senha, endereço, ponto de referência, CEP, telefone fixo, celular, data de nascimento, sexo e CPF.</text:p>
      <text:p text:style-name="P11"/>
      <text:p text:style-name="P11"><text:soft-page-break/>RQN9 - Agendar entrega de pedido </text:p>
      <text:p text:style-name="P11">No momento da solicitação do pedido, será permitido ao cliente, opcionalmente, o agendamento do pedido, sendo necessário para tanto que informe: data e hora de entrega do pedido. A data e hora de entrega devem respeitar o limite de tempo de entrega do estabelecimento.</text:p>
      <text:p text:style-name="P11"/>
      <text:p text:style-name="P11">RQN10 - Pesquisar Pedidos</text:p>
      <text:p text:style-name="P11">A qualquer momento o cliente poderá pesquisar seus pedidos, opcionalmente poderá informar: número do pedido ou estabelecimento como filtro da pesquisa.</text:p>
      <text:p text:style-name="P11"/>
      <text:p text:style-name="P11">RQN11 - Exibir Estabelecimentos</text:p>
      <text:p text:style-name="P11">A qualquer momento o cliente poderá exibir a lista de estabelecimentos.</text:p>
      <text:p text:style-name="P11"/>
      <text:p text:style-name="P11">RQN12 - Exibir Cardápio</text:p>
      <text:p text:style-name="P11">A qualquer momento o cliente poderá exibir a lista de cardápios de um determinado estabelecimento.</text:p>
      <text:p text:style-name="P11"/>
      <text:p text:style-name="P11">RQN13 - Exibir Prato</text:p>
      <text:p text:style-name="P11">A qualquer momento o cliente poderá exibir a lista de pratos de um determinado cardápio de um estabelecimento, sendo permitido adicionar pratos à lista do pedido.</text:p>
      <text:p text:style-name="P11"/>
      <text:p text:style-name="P11">RQN14 - Solicitar pedido</text:p>
      <text:p text:style-name="P11">A qualquer momento o cliente poderá solicitar o pedido a um estabelecimento, respeitando as datas e horário de funcionamento do estabelecimento. Para tanto será necessário que informe: pratos com a respectiva quantidade de cada um e forma de pagamento. O pedido deverá estar associado ao cliente previamente cadastrado e “logado” no sistema. O sistema registrará automaticamente o estabelecimento, valor unitário de cada prato, o custo de entrega agregado ao valor total e as datas e hora de pedido e entrega. Além disso, notificará o estabelecimento por aviso no sistema e email.</text:p>
      <text:p text:style-name="P11"/>
      <text:p text:style-name="P11">RQN15 - Registrar avaliação de restaurante</text:p>
      <text:p text:style-name="P11">No momento que o pedido estiver no estado finalizado, será permitido ao cliente a avaliação do estabelecimento através informando em uma escala de 1 a 5 o serviço como um todo.</text:p>
      <text:p text:style-name="P11"/>
      <text:p text:style-name="P11">RQN16 - Consultar Pedidos por estabelecimento e período</text:p>
      <text:p text:style-name="P11">A qualquer momento o administrador ou gestor do estabelecimento poderá gerar um</text:p>
      <text:p text:style-name="P11">relatório com informações de pedidos de cliente, sendo necessário que informe o estabelecimento (no caso do gestor do estabelecimento, não estará disponível esta opção) e período da solicitação de pedidos para obter as seguintes informações dos pedidos: número do pedido, cliente, pratos, valor total e avaliação (se houver).</text:p>
      <text:p text:style-name="P11"/>
      <text:p text:style-name="P11">RQN17 - Consultar Cliente por estabelecimento</text:p>
      <text:p text:style-name="P11">A qualquer momento o administrador ou gestor do estabelecimento poderá gerar um</text:p>
      <text:p text:style-name="P11">relatório com informações de pedidos de cliente, sendo necessário que informe o estabelecimento (no caso do gestor do estabelecimento, não estará disponível esta opção) para obter as seguintes informações dos clientes: nome, endereço, sexo, data de nascimento, telefone fixo e celular.</text:p>
      <text:p text:style-name="P10"/>
      <text:h text:style-name="P28" text:outline-level="2">Inversos </text:h>
      <text:p text:style-name="P10">RQN25 - Neste momento o sistema não fará notificações de pedido ao estabelecimento via SMS</text:p>
      <text:p text:style-name="P10">RQN26 - Neste momento o sistema não será internacionalizado</text:p>
      <text:p text:style-name="P10"/>
      <text:h text:style-name="P28" text:outline-level="2"><text:soft-page-break/>Não Funcionais </text:h>
      <text:p text:style-name="P10">RQN18 - O sistema deverá estar disponível 24h durante os 7 dias da semana</text:p>
      <text:p text:style-name="P10">RQN19 - Será tolerado um tempo máximo de 7h por semana sem a aplicação no ar</text:p>
      <text:p text:style-name="P10">RQN20 - O sistema deverá suportar inicialmente 10 usuários simultâneos realizando pedidos e a capacidade de 200 pedidos por hora</text:p>
      <text:p text:style-name="P10">RQN21 - O sistema não deve demorar mais do que 45 segundos para atualizar o quadro de pedidos</text:p>
      <text:p text:style-name="P10">RQN22 - O sistema web deve ser compatível com as normas do W3C para XHTML 1.0 transitional</text:p>
      <text:p text:style-name="P10">RQN23 - O sistema deverá guardar cópias de segurança diariamente</text:p>
      <text:p text:style-name="P10">RQN24 - O controle de acesso dos usuários será realizado através do Middleware MACA</text:p>
      <text:p text:style-name="P10"/>
      <text:h text:style-name="P25" text:outline-level="1">Restrições</text:h>
      <text:p text:style-name="P20">O sistema estará licenciado sob a GPLv3.</text:p>
      <text:h text:style-name="P26" text:outline-level="1">Itens cancelados</text:h>
      <text:p text:style-name="Text_20_body">Não há</text:p>
      <text:h text:style-name="P27" text:outline-level="1"><text:span text:style-name="T3">10. </text:span><text:span text:style-name="T3">Itens Cancelados</text:span></text:h>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left="0cm" fo:margin-right="0cm" fo:margin-top="0.499cm" fo:margin-bottom="0.499cm" fo:line-height="100%" fo:text-indent="1.199cm" style:auto-text-indent="false"/>
      <style:text-properties style:font-name="Tahoma" fo:font-size="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text-indent="0.499cm" style:auto-text-indent="false" fo:keep-with-next="always"/>
      <style:text-properties style:font-name="Verdana" fo:font-size="15pt" fo:language="en" fo:country="US" fo:font-weight="bold" style:font-size-asian="15p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text-indent="0.499cm" style:auto-text-indent="false" fo:keep-with-next="always"/>
      <style:text-properties style:font-name="Arial" fo:font-size="12pt" fo:font-weight="bold" style:font-size-asian="14pt" style:font-weight-asian="bold" style:font-size-complex="10pt"/>
    </style:style>
    <style:style style:name="Heading_20_3" style:display-name="Heading 3" style:family="paragraph" style:parent-style-name="Standard" style:next-style-name="Standard" style:class="text">
      <style:paragraph-properties fo:margin-top="0.494cm" fo:margin-bottom="0.494cm"/>
      <style:text-properties style:font-name="Verdana" fo:language="en" fo:country="US" fo:font-weight="bold" style:font-weight-asian="bold" style:font-size-complex="13.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color="#008000" style:font-name="Tahoma1" fo:font-size="18pt" style:font-size-asian="18pt" style:font-name-complex="Tahoma1"/>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008000" style:font-name="Tahoma1" fo:font-size="18pt" fo:font-weight="bold" style:font-size-asian="18pt" style:font-weight-asian="bold" style:font-name-complex="Tahoma1" style:font-weight-complex="bold"/>
    </style:style>
    <style:style style:name="Heading_20_6" style:display-name="Heading 6" style:family="paragraph" style:parent-style-name="Standard" style:next-style-name="Standard" style:list-style-name="WW8Num5" style:class="text">
      <style:paragraph-properties fo:margin-left="2.032cm" fo:margin-right="0cm" fo:text-align="center" style:justify-single-word="false"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style:style>
    <style:style style:name="Heading_20_7" style:display-name="Heading 7" style:family="paragraph" style:parent-style-name="Standard" style:next-style-name="Standard" style:list-style-name="WW8Num5" style:class="text">
      <style:paragraph-properties fo:margin-left="2.286cm" fo:margin-right="0cm" fo:margin-top="0.423cm" fo:margin-bottom="0.106cm" fo:text-indent="-2.286cm" style:auto-text-indent="false">
        <style:tab-stops>
          <style:tab-stop style:position="2.286cm"/>
        </style:tab-stops>
      </style:paragraph-properties>
      <style:text-properties fo:language="en" fo:country="US"/>
    </style:style>
    <style:style style:name="Heading_20_8" style:display-name="Heading 8" style:family="paragraph" style:parent-style-name="Standard" style:next-style-name="Standard" style:list-style-name="WW8Num5" style:class="text">
      <style:paragraph-properties fo:margin-left="2.54cm" fo:margin-right="0cm" fo:margin-top="0.423cm" fo:margin-bottom="0.106cm" fo:text-indent="-2.54cm" style:auto-text-indent="false">
        <style:tab-stops>
          <style:tab-stop style:position="2.54cm"/>
        </style:tab-stops>
      </style:paragraph-properties>
      <style:text-properties fo:language="en" fo:country="US" fo:font-style="italic" style:font-style-asian="italic" style:font-style-complex="italic"/>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Verdana" fo:font-size="11pt" style:font-size-asian="11pt" style:font-size-complex="10pt"/>
    </style:style>
    <style:style style:name="Contents_20_1" style:display-name="Contents 1" style:family="paragraph" style:parent-style-name="Standard" style:next-style-name="Standard" style:class="index">
      <style:text-properties style:font-name="Verdana" fo:font-size="11pt" style:font-size-asian="11pt"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Verdana" fo:font-size="11pt" style:font-size-asian="11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Verdana" fo:font-size="11pt" style:font-size-asian="11pt" style:font-size-complex="10pt"/>
    </style:style>
    <style:style style:name="A_20_BLOCK_20_PARA" style:display-name="A BLOCK PARA" style:family="paragraph" style:parent-style-name="Standard">
      <style:text-properties style:font-name="Book Antiqua" fo:font-size="11pt" style:font-size-asian="11pt" style:font-size-complex="10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infoblue" style:family="paragraph" style:parent-style-name="Standard" style:next-style-name="Standard">
      <style:text-properties fo:color="#0000ff" style:font-name="Verdana" fo:font-size="11pt" fo:font-style="italic" style:font-size-asian="11pt" style:font-style-asian="italic"/>
    </style:style>
    <style:style style:name="Blockquote" style:family="paragraph" style:parent-style-name="Standard">
      <style:paragraph-properties fo:margin-left="0.635cm" fo:margin-right="0.635cm" fo:margin-top="0.176cm" fo:margin-bottom="0.176cm" fo:orphans="0" fo:widows="0" fo:text-indent="0cm" style:auto-text-indent="false"/>
      <style:text-properties style:font-size-complex="10pt"/>
    </style:style>
    <style:style style:name="Text_20_body_20_indent" style:display-name="Text body indent" style:family="paragraph" style:parent-style-name="Standard" style:class="text">
      <style:paragraph-properties fo:margin-left="0.762cm" fo:margin-right="0cm" fo:text-align="justify" style:justify-single-word="false" fo:text-indent="0cm" style:auto-text-indent="false"/>
      <style:text-properties fo:color="#0000ff" style:font-name="Verdana" fo:font-size="11pt" fo:font-style="italic" style:font-size-asian="11pt" style:font-style-asian="italic" text:display="none"/>
    </style:style>
    <style:style style:name="Recuo_20_de_20_corpo_20_de_20_texto_20_2" style:display-name="Recuo de corpo de texto 2" style:family="paragraph" style:parent-style-name="Standard">
      <style:paragraph-properties fo:margin-left="0.762cm" fo:margin-right="0cm" fo:text-indent="0cm" style:auto-text-indent="false"/>
      <style:text-properties fo:color="#0000ff" style:font-name="Verdana" fo:font-size="11pt" fo:font-style="italic" style:font-size-asian="11pt" style:font-style-asian="italic" text:display="none"/>
    </style:style>
    <style:style style:name="Recuo_20_de_20_corpo_20_de_20_texto_20_3" style:display-name="Recuo de corpo de texto 3" style:family="paragraph" style:parent-style-name="Standard">
      <style:paragraph-properties fo:margin-left="1.016cm" fo:margin-right="0cm" fo:text-align="justify" style:justify-single-word="false" fo:text-indent="0cm" style:auto-text-indent="false"/>
      <style:text-properties fo:color="#0000ff" style:font-name="Verdana" fo:font-size="11pt" fo:font-style="italic" style:font-size-asian="11pt" style:font-style-asian="italic"/>
    </style:style>
    <style:style style:name="Texto_20_de_20_comentário" style:display-name="Texto de comentário" style:family="paragraph" style:parent-style-name="Standard">
      <style:paragraph-properties style:line-height-at-least="0.423cm" fo:orphans="0" fo:widows="0"/>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em_20_bloco" style:display-name="Texto em bloco" style:family="paragraph" style:parent-style-name="Standard">
      <style:paragraph-properties fo:margin-left="1.27cm" fo:margin-right="0.125cm" fo:margin-top="0.494cm" fo:margin-bottom="0.494cm" fo:text-indent="0cm" style:auto-text-indent="false"/>
      <style:text-properties fo:color="#000000" style:font-name="Verdana" fo:font-size="10pt" style:font-size-asian="10pt" style:font-size-complex="10pt"/>
    </style:style>
    <style:style style:name="Normal_20__28_Web_29_" style:display-name="Normal (Web)" style:family="paragraph" style:parent-style-name="Standard">
      <style:paragraph-properties fo:margin-top="0.494cm" fo:margin-bottom="0.494cm"/>
      <style:text-properties fo:language="en" fo:country="U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language="en" fo:country="US"/>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language="en" fo:country="U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language="en" fo:country="US"/>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language="en" fo:country="US"/>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language="en" fo:country="US"/>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language="en" fo:country="U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308cm" fo:text-indent="-0.318cm" fo:margin-left="6.308cm"/>
        </style:list-level-properties>
      </text:list-level-style-number>
      <text:list-level-style-number text:level="4"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18cm" fo:text-indent="-0.318cm" fo:margin-left="10.118cm"/>
        </style:list-level-properties>
      </text:list-level-style-number>
      <text:list-level-style-number text:level="7" style:num-suffix="." style:num-format="1">
        <style:list-level-properties text:list-level-position-and-space-mode="label-alignment">
          <style:list-level-label-alignment text:label-followed-by="listtab" text:list-tab-stop-position="11.388cm" fo:text-indent="-0.635cm" fo:margin-left="11.38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658cm" fo:text-indent="-0.635cm" fo:margin-left="12.65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28cm"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005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376cm" fo:text-indent="-0.635cm" fo:margin-left="1.376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46cm"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89cm"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24cm"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4cm"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29cm"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599cm"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4cm"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4cm"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64cm" fo:text-indent="-0.318cm" fo:margin-left="4.064cm"/>
        </style:list-level-properties>
      </text:list-level-style-number>
      <text:list-level-style-number text:level="4"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74cm" fo:text-indent="-0.318cm" fo:margin-left="7.874cm"/>
        </style:list-level-properties>
      </text:list-level-style-number>
      <text:list-level-style-number text:level="7"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14cm" fo:text-indent="-0.635cm" fo:margin-left="10.41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84cm" fo:text-indent="-0.318cm" fo:margin-left="11.6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2.921cm" fo:text-indent="-0.635cm" fo:margin-left="2.921cm"/>
        </style:list-level-properties>
        <style:text-properties style:font-name="Times New Roman"/>
      </text:list-level-style-bullet>
      <text:list-level-style-number text:level="2" style:num-suffix="." style:num-format="1" text:display-levels="2">
        <style:list-level-properties text:list-level-position-and-space-mode="label-alignment">
          <style:list-level-label-alignment text:label-followed-by="listtab" text:list-tab-stop-position="3.683cm" fo:text-indent="-0.762cm" fo:margin-left="3.68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826cm" fo:text-indent="-0.889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461cm" fo:text-indent="-1.143cm" fo:margin-left="5.33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731cm" fo:text-indent="-1.397cm" fo:margin-left="6.22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366cm" fo:text-indent="-1.651cm" fo:margin-left="7.11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636cm" fo:text-indent="-1.905cm" fo:margin-left="8.0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271cm" fo:text-indent="-2.159cm" fo:margin-left="8.8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541cm" fo:text-indent="-2.54cm" fo:margin-left="9.9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11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0.953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005cm" fo:margin-left="1.26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066cm" fo:margin-left="-0.191cm" table:align="left" style:writing-mode="lr-tb"/>
    </style:style>
    <style:style style:name="Tabela4.A" style:family="table-column">
      <style:table-column-properties style:column-width="4.953cm"/>
    </style:style>
    <style:style style:name="Tabela4.B" style:family="table-column">
      <style:table-column-properties style:column-width="7.303cm"/>
    </style:style>
    <style:style style:name="Tabela4.C" style:family="table-column">
      <style:table-column-properties style:column-width="3.81cm"/>
    </style:style>
    <style:style style:name="Tabela4.1" style:family="table-row">
      <style:table-row-properties style:keep-together="true" fo:keep-together="auto"/>
    </style:style>
    <style:style style:name="Tabela4.A1" style:family="table-cell">
      <style:table-cell-properties style:vertical-align="top" fo:padding-left="0.191cm" fo:padding-right="0.191cm" fo:padding-top="0cm" fo:padding-bottom="0cm" fo:border="none" style:writing-mode="lr-tb"/>
    </style:style>
    <style:style style:name="Tabela4.B1" style:family="table-cell">
      <style:table-cell-properties style:vertical-align="middle" fo:padding-left="0.191cm" fo:padding-right="0.191cm" fo:padding-top="0cm" fo:padding-bottom="0cm" fo:border="none" style:writing-mode="lr-tb"/>
    </style:style>
    <style:style style:name="Tabela4.C1" style:family="table-cell">
      <style:table-cell-properties style:vertical-align="bottom" fo:padding-left="0.191cm" fo:padding-right="0.191cm" fo:padding-top="0cm" fo:padding-bottom="0cm" fo:border="none" style:writing-mode="lr-tb"/>
    </style:style>
    <style:style style:name="MP1" style:family="paragraph" style:parent-style-name="Footer">
      <style:paragraph-properties fo:padding-left="0cm" fo:padding-right="0cm" fo:padding-top="0.035cm" fo:padding-bottom="0cm" fo:border-left="none" fo:border-right="none" fo:border-top="0.018cm solid #000000" fo:border-bottom="none"/>
    </style:style>
    <style:style style:name="MP2" style:family="paragraph" style:parent-style-name="Footer">
      <style:paragraph-properties style:snap-to-layout-grid="false"/>
      <style:text-properties style:font-name="Tahoma1" fo:font-size="10pt" style:font-size-asian="10pt" style:font-name-complex="Tahoma1"/>
    </style:style>
    <style:style style:name="MP3" style:family="paragraph" style:parent-style-name="Footer">
      <style:paragraph-properties fo:text-align="center" style:justify-single-word="false" style:snap-to-layout-grid="false"/>
      <style:text-properties fo:color="#008000" style:font-name="Tahoma1" fo:font-size="12pt" fo:font-weight="bold" style:font-size-asian="12pt" style:font-weight-asian="bold" style:font-name-complex="Tahoma1"/>
    </style:style>
    <style:style style:name="MP4" style:family="paragraph" style:parent-style-name="Footer">
      <style:paragraph-properties fo:text-align="end" style:justify-single-word="false" style:snap-to-layout-grid="false"/>
      <style:text-properties fo:color="#008000" style:font-name="Tahoma1" fo:font-size="10pt" fo:font-weight="bold" style:font-size-asian="10pt" style:font-weight-asian="bold" style:font-name-complex="Tahoma1"/>
    </style:style>
    <style:style style:name="MT1" style:family="text">
      <style:text-properties fo:font-size="10pt" style:font-size-asian="10pt"/>
    </style:style>
    <style:style style:name="MT2" style:family="text">
      <style:text-properties fo:font-size="10pt" fo:language="en" fo:country="US" style:font-size-asian="10pt"/>
    </style:style>
    <style:style style:name="MT3" style:family="text">
      <style:text-properties fo:color="#008000" fo:font-size="9pt" style:font-size-asian="9pt"/>
    </style:style>
    <style:style style:name="MT4" style:family="text">
      <style:text-properties fo:color="#008000" fo:font-size="9pt" fo:language="en" fo:country="US" style:font-size-asian="9pt"/>
    </style:style>
    <style:style style:name="MT5"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501cm" fo:margin-right="2.501cm" style:writing-mode="lr-tb" style:layout-grid-color="#c0c0c0" style:layout-grid-lines="53" style:layout-grid-base-height="0.48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Page_20_Number"><text:span text:style-name="MT1"><text:file-name text:display="name">Documento de Visão</text:file-name></text:span></text:span><text:span text:style-name="Page_20_Number"><text:span text:style-name="MT2"><text:tab/><text:tab/>Pag. </text:span></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style:master-page style:name="First_20_Page" style:display-name="First Page" style:page-layout-name="Mpm2" style:next-style-name="Standard">
      <style:header>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MP2"><draw:frame draw:style-name="Mfr1" draw:name="figura1" text:anchor-type="as-char" svg:width="4.436cm" svg:height="0.975cm" draw:z-index="0"><draw:image xlink:href="Pictures/2000000D0000997B00001B1422E02C93.wmf" xlink:type="simple" xlink:show="embed" xlink:actuate="onLoad"/></draw:frame></text:p>
            </table:table-cell>
            <table:table-cell table:style-name="Tabela4.B1" office:value-type="string">
              <text:p text:style-name="MP3">Documento de Visão</text:p>
            </table:table-cell>
            <table:table-cell table:style-name="Tabela4.C1" office:value-type="string">
              <text:p text:style-name="MP4">Tecnologia da Informação </text:p>
            </table:table-cell>
          </table:table-row>
        </table:table>
        <text:p text:style-name="Header"/>
      </style:header>
      <style:footer>
        <text:p text:style-name="Footer"><text:span text:style-name="Page_20_Number"><text:span text:style-name="MT3"><text:file-name text:display="name-and-extension">Documento de Visão.odt</text:file-name></text:span></text:span><text:span text:style-name="Page_20_Number"><text:span text:style-name="MT4"><text:tab/><text:tab/>Pag. </text:span></text:span><text:span text:style-name="Page_20_Number"><text:page-number text:select-page="current">5</text:page-number></text:span><text:span text:style-name="Page_20_Number">/</text:span><text:span text:style-name="Page_20_Number"><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ocumento de Visão</dc:title>
    <meta:initial-creator>Administrador</meta:initial-creator>
    <meta:creation-date>2008-10-18T13:40:00</meta:creation-date>
    <dc:date>2009-11-13T18:39:26.75</dc:date>
    <meta:editing-cycles>65</meta:editing-cycles>
    <meta:editing-duration>PT04H27M01S</meta:editing-duration>
    <meta:generator>BrOffice.org/3.1$Win32 OpenOffice.org_project/310m11$Build-9399</meta:generator>
    <dc:creator>. .</dc:creator>
    <meta:document-statistic meta:table-count="4" meta:image-count="1" meta:object-count="0" meta:page-count="5" meta:paragraph-count="108" meta:word-count="1727" meta:character-count="11364"/>
    <meta:user-defined meta:name="ReqProMenus" meta:value-type="boolean">false</meta:user-defined>
  </office:meta>
</office:document-meta>
</file>